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5cm" fo:min-width="2.6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1.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95cm" fo:min-width="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112cm" fo:min-width="3.58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72cm" fo:min-width="0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3cm" fo:min-width="0.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09cm" fo:min-width="0.57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31cm" fo:min-width="0.73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319cm" fo:min-width="0.4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7cm" fo:min-width="0.26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316cm" fo:min-width="1.05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428cm" fo:min-width="0.83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6.65cm" fo:min-width="3.79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85cm" fo:min-width="0.601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cm" fo:min-width="4.1cm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1.367cm" fo:min-width="2.7cm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1.15cm" fo:min-width="4.014cm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1.305cm" fo:min-width="3.099cm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1.205cm" fo:min-width="3.1cm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1.75cm" fo:min-width="2.057cm"/>
      <style:paragraph-properties style:writing-mode="lr-tb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1.55cm" fo:min-width="3.028cm"/>
      <style:paragraph-properties style:writing-mode="lr-tb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1.34cm" fo:min-width="2.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3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745cm" fo:min-width="0.5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673cm" fo:min-width="0.421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727cm" fo:min-width="0.456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603cm" fo:min-width="0.672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65cm" fo:min-width="0.5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55cm" fo:min-width="0.487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95cm" fo:min-width="1.244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2.15cm" fo:min-width="1.7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75cm" fo:min-width="1.7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95cm" fo:min-width="3.195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357cm" fo:min-width="1.7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35cm" fo:min-width="1.7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35cm" fo:min-width="2.3cm"/>
      <style:paragraph-properties style:writing-mode="lr-tb"/>
    </style:style>
    <style:style style:name="gr41" style:family="graphic" style:parent-style-name="objectwithoutfill">
      <style:graphic-properties draw:fill="solid" draw:textarea-vertical-align="middle"/>
    </style:style>
    <style:style style:name="gr42" style:family="graphic">
      <style:graphic-properties style:protect="size"/>
    </style:style>
    <style:style style:name="pr1" style:family="presentation" style:parent-style-name="Predeterminado-title">
      <style:graphic-properties fo:min-height="2.462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  <style:text-properties fo:color="#2a6099" fo:font-size="24pt" fo:font-style="italic" style:font-size-asian="24pt" style:font-style-asian="italic" style:font-size-complex="24pt" style:font-style-complex="italic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color="#2a6099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39.143cm" svg:height="2.462cm" svg:x="1cm" svg:y="1.351cm" presentation:class="title" presentation:user-transformed="true">
          <draw:text-box>
            <text:p><text:span text:style-name="T1">Diagrama Entidad Relación con Notación de Peter Chen</text:span></text:p>
          </draw:text-box>
        </draw:frame>
        <draw:custom-shape draw:style-name="gr1" draw:text-style-name="P2" xml:id="id1" draw:id="id1" draw:layer="layout" svg:width="4cm" svg:height="1cm" svg:x="28.005cm" svg:y="17.47cm">
          <text:p text:style-name="P2"><text:span text:style-name="T2">Publicació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17cm" svg:height="2.8cm" svg:x="10.4cm" svg:y="8.8cm">
          <text:p text:style-name="P2"><text:span text:style-name="T2">Usuario</text:span></text:p>
          <text:p text:style-name="P3"><text:span text:style-name="T3">id</text:span></text:p>
          <text:p text:style-name="P3"><text:span text:style-name="T3">Rut</text:span></text:p>
          <text:p text:style-name="P3"><text:span text:style-name="T3">nombre</text:span></text:p>
          <text:p text:style-name="P3"><text:span text:style-name="T3">Email</text:span></text:p>
          <text:p text:style-name="P3"><text:span text:style-name="T3">Movil</text:span></text:p>
          <text:p text:style-name="P3"><text:span text:style-name="T3">Id Comun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cm" svg:height="2.2cm" svg:x="33.4cm" svg:y="20.803cm">
          <text:p text:style-name="P2"><text:span text:style-name="T2">Videos </text:span></text:p>
          <text:p text:style-name="P3"><text:span text:style-name="T3">Id</text:span></text:p>
          <text:p text:style-name="P3"><text:span text:style-name="T3">Fecha</text:span></text:p>
          <text:p text:style-name="P3"><text:span text:style-name="T3">Enlace</text:span></text:p>
          <text:p text:style-name="P3"><text:span text:style-name="T3">Contenid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30.005cm" svg:y1="18.47cm" svg:x2="33.4cm" svg:y2="21.903cm" draw:start-shape="id1" draw:start-glue-point="2" draw:end-shape="id2" draw:end-glue-point="3" svg:d="M30005 18470v3433h3395" svg:viewBox="0 0 3396 3434">
          <text:p/>
        </draw:connector>
        <draw:connector draw:style-name="gr4" draw:text-style-name="P4" draw:layer="layout" svg:x1="29.958cm" svg:y1="14.162cm" svg:x2="29.945cm" svg:y2="15.2cm" draw:start-shape="id3" draw:start-glue-point="2" draw:end-shape="id4" draw:end-glue-point="4" svg:d="M29958 14162v519h-13v519" svg:viewBox="0 0 14 1039">
          <text:p/>
        </draw:connector>
        <draw:custom-shape draw:style-name="gr5" draw:text-style-name="P2" xml:id="id8" draw:id="id8" draw:layer="layout" svg:width="3.5cm" svg:height="3.2cm" svg:x="20.8cm" svg:y="8cm">
          <text:p text:style-name="P2"><text:span text:style-name="T2">Hora <text:s/>Reservada</text:span></text:p>
          <text:p text:style-name="P3"><text:span text:style-name="T3">Día</text:span></text:p>
          <text:p text:style-name="P3"><text:span text:style-name="T3">Hora</text:span></text:p>
          <text:p text:style-name="P3"><text:span text:style-name="T3">Rut usuario</text:span></text:p>
          <text:p text:style-name="P3"><text:span text:style-name="T3">Id nutricionist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4.084cm" svg:height="2.362cm" svg:x="27.916cm" svg:y="11.8cm">
          <text:p text:style-name="P2"><text:span text:style-name="T2">Nutricionista</text:span></text:p>
          <text:p text:style-name="P3"><text:span text:style-name="T3">rut</text:span></text:p>
          <text:p text:style-name="P3"><text:span text:style-name="T3">Nombre</text:span></text:p>
          <text:p text:style-name="P3"><text:span text:style-name="T3">Email</text:span></text:p>
          <text:p text:style-name="P3"><text:span text:style-name="T3">Movil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3.57cm" svg:y1="10.2cm" svg:x2="16.6cm" svg:y2="9.472cm" draw:start-shape="id5" draw:start-glue-point="1" draw:end-shape="id6" draw:end-glue-point="5" svg:d="M13570 10200h1515v-728h1515" svg:viewBox="0 0 3031 729">
          <text:p/>
        </draw:connector>
        <draw:connector draw:style-name="gr4" draw:text-style-name="P4" draw:layer="layout" svg:x1="28.8cm" svg:y1="8.721cm" svg:x2="24.3cm" svg:y2="9.6cm" draw:start-shape="id7" draw:start-glue-point="5" draw:end-shape="id8" draw:end-glue-point="1" svg:d="M28800 8721h-2250v879h-2250" svg:viewBox="0 0 4501 880">
          <text:p/>
        </draw:connector>
        <draw:custom-shape draw:style-name="gr7" draw:text-style-name="P2" xml:id="id6" draw:id="id6" draw:layer="layout" svg:width="2cm" svg:height="2.244cm" svg:x="16.6cm" svg:y="8.35cm">
          <text:p text:style-name="P2"><text:span text:style-name="T2">ingres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7" draw:id="id7" draw:layer="layout" svg:width="2.4cm" svg:height="2.558cm" svg:x="28.8cm" svg:y="7.442cm">
          <text:p text:style-name="P2"><text:span text:style-name="T2">Recib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14" draw:id="id14" draw:layer="layout" svg:width="1.513cm" svg:height="1.071cm" svg:x="3cm" svg:y="7.6cm">
          <text:p text:style-name="P2"><text:span text:style-name="T2">E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3" draw:id="id13" draw:layer="layout" svg:width="1.741cm" svg:height="0.961cm" svg:x="2.859cm" svg:y="6.4cm">
          <text:p text:style-name="P2"><text:span text:style-name="T2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2" draw:id="id12" draw:layer="layout" svg:width="1.4cm" svg:height="0.803cm" svg:x="3.4cm" svg:y="4.997cm">
          <text:p text:style-name="P5"><text:span text:style-name="T4">R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9" draw:id="id9" draw:layer="layout" svg:width="1.081cm" svg:height="1.018cm" svg:x="36.544cm" svg:y="7.2cm">
          <text:p text:style-name="P2"><text:span text:style-name="T2">r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37.625cm" svg:y1="7.709cm" svg:x2="32cm" svg:y2="12.981cm" draw:start-shape="id9" draw:start-glue-point="10" draw:end-shape="id3" draw:end-glue-point="1" svg:d="M37625 7709h501v5272h-6126" svg:viewBox="0 0 6127 5273">
          <text:p/>
        </draw:connector>
        <draw:custom-shape draw:style-name="gr13" draw:text-style-name="P2" xml:id="id16" draw:id="id16" draw:layer="layout" svg:width="2.2cm" svg:height="0.8cm" svg:x="2.8cm" svg:y="10.4cm">
          <text:p text:style-name="P2"><text:span text:style-name="T2">Móv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15" draw:id="id15" draw:layer="layout" svg:width="1.885cm" svg:height="0.958cm" svg:x="2.8cm" svg:y="9cm">
          <text:p text:style-name="P2"><text:span text:style-name="T2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1" draw:id="id11" draw:layer="layout" svg:width="4.298cm" svg:height="6.9cm" svg:x="20.702cm" svg:y="14.2cm">
          <text:p text:style-name="P2"><text:span text:style-name="T2">Ficha</text:span></text:p>
          <text:p text:style-name="P3"><text:span text:style-name="T3">Id usuario</text:span></text:p>
          <text:p text:style-name="P6"><text:span text:style-name="T3">Tiempolibre</text:span></text:p>
          <text:p text:style-name="P6"><text:span text:style-name="T3">Peso</text:span></text:p>
          <text:p text:style-name="P6"><text:span text:style-name="T3">Estatura</text:span></text:p>
          <text:p text:style-name="P6"><text:span text:style-name="T3">IMC</text:span></text:p>
          <text:p text:style-name="P6"><text:span text:style-name="T3">Fecha nacimiento</text:span></text:p>
          <text:p text:style-name="P6"><text:span text:style-name="T3">edad</text:span></text:p>
          <text:p text:style-name="P6"><text:span text:style-name="T3">Estado nutricional</text:span></text:p>
          <text:p text:style-name="P6"><text:span text:style-name="T3">Requerimiento nutricional</text:span></text:p>
          <text:p text:style-name="P6"><text:span text:style-name="T3">Transporte</text:span></text:p>
          <text:p text:style-name="P6"><text:span text:style-name="T3">Genero</text:span></text:p>
          <text:p text:style-name="P6"><text:span text:style-name="T3">Id actividad laboral</text:span></text:p>
          <text:p text:style-name="P6"><text:span text:style-name="T3">Id actividad fisica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8.601cm" svg:y1="12.7cm" svg:x2="20.702cm" svg:y2="17.65cm" draw:start-shape="id10" draw:start-glue-point="7" draw:end-shape="id11" draw:end-glue-point="3" svg:d="M18601 12700h1051v4950h1050" svg:viewBox="0 0 2102 4951">
          <text:p/>
        </draw:connector>
        <draw:custom-shape draw:style-name="gr16" draw:text-style-name="P2" xml:id="id10" draw:id="id10" draw:layer="layout" svg:width="2.201cm" svg:height="2.2cm" svg:x="16.4cm" svg:y="11.6cm">
          <text:p text:style-name="P2"><text:span text:style-name="T2">ingres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6.4cm" svg:y1="12.7cm" svg:x2="13.57cm" svg:y2="10.2cm" draw:start-shape="id10" draw:start-glue-point="5" draw:end-shape="id5" draw:end-glue-point="1" svg:d="M16400 12700h-1415v-2500h-1415" svg:viewBox="0 0 2831 2501">
          <text:p/>
        </draw:connector>
        <draw:connector draw:style-name="gr4" draw:text-style-name="P4" draw:layer="layout" svg:x1="18.6cm" svg:y1="9.472cm" svg:x2="20.8cm" svg:y2="9.6cm" draw:start-shape="id6" draw:start-glue-point="7" draw:end-shape="id8" draw:end-glue-point="3" svg:d="M18600 9472h1101v128h1099" svg:viewBox="0 0 2201 129">
          <text:p/>
        </draw:connector>
        <draw:connector draw:style-name="gr4" draw:text-style-name="P4" draw:layer="layout" svg:x1="30cm" svg:y1="10cm" svg:x2="29.958cm" svg:y2="11.8cm" draw:start-shape="id7" draw:start-glue-point="6" draw:end-shape="id3" draw:end-glue-point="0" svg:d="M30000 10000v901h-42v899" svg:viewBox="0 0 43 1801">
          <text:p/>
        </draw:connector>
        <draw:connector draw:style-name="gr4" draw:text-style-name="P4" draw:layer="layout" svg:x1="4.8cm" svg:y1="5.398cm" svg:x2="10.4cm" svg:y2="10.2cm" draw:start-shape="id12" draw:start-glue-point="10" draw:end-shape="id5" draw:end-glue-point="3" svg:d="M4800 5398h2801v4802h2799" svg:viewBox="0 0 5601 4803">
          <text:p/>
        </draw:connector>
        <draw:connector draw:style-name="gr4" draw:text-style-name="P4" draw:layer="layout" svg:x1="4.6cm" svg:y1="6.881cm" svg:x2="10.4cm" svg:y2="10.2cm" draw:start-shape="id13" draw:start-glue-point="10" draw:end-shape="id5" draw:end-glue-point="3" svg:d="M4600 6881h2900v3319h2900" svg:viewBox="0 0 5801 3320">
          <text:p/>
        </draw:connector>
        <draw:connector draw:style-name="gr4" draw:text-style-name="P4" draw:layer="layout" svg:x1="4.513cm" svg:y1="8.136cm" svg:x2="10.4cm" svg:y2="10.2cm" draw:start-shape="id14" draw:start-glue-point="10" draw:end-shape="id5" draw:end-glue-point="3" svg:d="M4513 8136h2944v2064h2943" svg:viewBox="0 0 5888 2065">
          <text:p/>
        </draw:connector>
        <draw:connector draw:style-name="gr4" draw:text-style-name="P4" draw:layer="layout" svg:x1="4.685cm" svg:y1="9.479cm" svg:x2="10.4cm" svg:y2="10.2cm" draw:start-shape="id15" draw:start-glue-point="10" draw:end-shape="id5" draw:end-glue-point="3" svg:d="M4685 9479h2858v721h2857" svg:viewBox="0 0 5716 722">
          <text:p/>
        </draw:connector>
        <draw:connector draw:style-name="gr4" draw:text-style-name="P4" draw:layer="layout" svg:x1="5cm" svg:y1="10.8cm" svg:x2="10.4cm" svg:y2="10.2cm" draw:start-shape="id16" draw:start-glue-point="10" draw:end-shape="id5" draw:end-glue-point="3" svg:d="M5000 10800h2701v-600h2699" svg:viewBox="0 0 5401 601">
          <text:p/>
        </draw:connector>
        <draw:custom-shape draw:style-name="gr17" draw:text-style-name="P7" xml:id="id24" draw:id="id24" draw:layer="layout" svg:width="4.6cm" svg:height="1.3cm" svg:x="1.8cm" svg:y="25.2cm">
          <text:p text:style-name="P7"><text:span text:style-name="T2">Genero</text:span></text:p>
          <text:p text:style-name="P6"><text:span text:style-name="T3">Id</text:span></text:p>
          <text:p text:style-name="P6"><text:span text:style-name="T3">Descripción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xml:id="id18" draw:id="id18" draw:layer="layout" svg:width="3.2cm" svg:height="1.617cm" svg:x="10.4cm" svg:y="14.983cm">
          <text:p text:style-name="P7"><text:span text:style-name="T2">Actividad Física</text:span></text:p>
          <text:p text:style-name="P6"><text:span text:style-name="T3">Id</text:span></text:p>
          <text:p text:style-name="P6"><text:span text:style-name="T3">Nombre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25" draw:id="id25" draw:layer="layout" svg:width="4.514cm" svg:height="1.4cm" svg:x="1.8cm" svg:y="27cm">
          <text:p text:style-name="P7"><text:span text:style-name="T2">Transporte</text:span></text:p>
          <text:p text:style-name="P6"><text:span text:style-name="T3">Id</text:span></text:p>
          <text:p text:style-name="P6"><text:span text:style-name="T3">Descripción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xml:id="id17" draw:id="id17" draw:layer="layout" svg:width="3.599cm" svg:height="1.555cm" svg:x="10.4cm" svg:y="13.245cm">
          <text:p text:style-name="P7"><text:span text:style-name="T2">Actividad laboral</text:span></text:p>
          <text:p text:style-name="P6"><text:span text:style-name="T3">Id</text:span></text:p>
          <text:p text:style-name="P6"><text:span text:style-name="T3">Nombre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xml:id="id19" draw:id="id19" draw:layer="layout" svg:width="3.6cm" svg:height="1.455cm" svg:x="10.4cm" svg:y="16.9cm">
          <text:p text:style-name="P7"><text:span text:style-name="T2">Estados de Salud</text:span></text:p>
          <text:p text:style-name="P6"><text:span text:style-name="T3">Id</text:span></text:p>
          <text:p text:style-name="P6"><text:span text:style-name="T3">Nombre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xml:id="id23" draw:id="id23" draw:layer="layout" svg:width="2.557cm" svg:height="2cm" svg:x="2.8cm" svg:y="11.8cm">
          <text:p text:style-name="P7"><text:span text:style-name="T2">Comuna</text:span></text:p>
          <text:p text:style-name="P6"><text:span text:style-name="T3">Id</text:span></text:p>
          <text:p text:style-name="P6"><text:span text:style-name="T3">Nombre</text:span></text:p>
          <text:p text:style-name="P6"><text:span text:style-name="T3">región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23" draw:text-style-name="P7" xml:id="id21" draw:id="id21" draw:layer="layout" svg:width="3.528cm" svg:height="1.8cm" svg:x="2.272cm" svg:y="16.8cm">
          <text:p text:style-name="P7"><text:span text:style-name="T2">Región</text:span></text:p>
          <text:p text:style-name="P6"><text:span text:style-name="T3">Id</text:span></text:p>
          <text:p text:style-name="P6"><text:span text:style-name="T3">Nombre</text:span></text:p>
          <text:p text:style-name="P6"><text:span text:style-name="T3">País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xml:id="id30" draw:id="id30" draw:layer="layout" svg:width="3.4cm" svg:height="1.59cm" svg:x="2.2cm" svg:y="21.61cm">
          <text:p text:style-name="P7"><text:span text:style-name="T2">País</text:span></text:p>
          <text:p text:style-name="P6"><text:span text:style-name="T3">Id</text:span></text:p>
          <text:p text:style-name="P6"><text:span text:style-name="T3">Nombr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3.999cm" svg:y1="14.022cm" svg:x2="20.702cm" svg:y2="17.65cm" draw:start-shape="id17" draw:start-glue-point="1" draw:end-shape="id11" draw:end-glue-point="3" svg:d="M13999 14022h3351v3628h3352" svg:viewBox="0 0 6704 3629">
          <text:p/>
        </draw:connector>
        <draw:connector draw:style-name="gr4" draw:text-style-name="P4" draw:layer="layout" svg:x1="13.6cm" svg:y1="15.791cm" svg:x2="20.702cm" svg:y2="17.65cm" draw:start-shape="id18" draw:start-glue-point="1" draw:end-shape="id11" draw:end-glue-point="3" svg:d="M13600 15791h3551v1859h3551" svg:viewBox="0 0 7103 1860">
          <text:p/>
        </draw:connector>
        <draw:connector draw:style-name="gr4" draw:text-style-name="P4" draw:layer="layout" svg:x1="14cm" svg:y1="17.627cm" svg:x2="20.702cm" svg:y2="17.65cm" draw:start-shape="id19" draw:start-glue-point="1" draw:end-shape="id11" draw:end-glue-point="3" svg:d="M14000 17627h3351v23h3351" svg:viewBox="0 0 6703 24">
          <text:p/>
        </draw:connector>
        <draw:connector draw:style-name="gr4" draw:text-style-name="P4" draw:layer="layout" svg:x1="4.014cm" svg:y1="19.4cm" svg:x2="4.036cm" svg:y2="18.6cm" draw:start-shape="id20" draw:start-glue-point="4" draw:end-shape="id21" draw:end-glue-point="2" svg:d="M4014 19400v-400h22v-400" svg:viewBox="0 0 23 801">
          <text:p/>
        </draw:connector>
        <draw:connector draw:style-name="gr4" draw:text-style-name="P4" draw:layer="layout" svg:x1="4cm" svg:y1="14.4cm" svg:x2="4.078cm" svg:y2="13.8cm" draw:start-shape="id22" draw:start-glue-point="4" draw:end-shape="id23" draw:end-glue-point="2" svg:d="M4000 14400v-300h78v-300" svg:viewBox="0 0 79 601">
          <text:p/>
        </draw:connector>
        <draw:connector draw:style-name="gr4" draw:text-style-name="P4" draw:layer="layout" svg:x1="5.357cm" svg:y1="12.8cm" svg:x2="10.4cm" svg:y2="10.2cm" draw:start-shape="id23" draw:start-glue-point="1" draw:end-shape="id5" draw:end-glue-point="3" svg:d="M5357 12800h2521v-2600h2522" svg:viewBox="0 0 5044 2601">
          <text:p/>
        </draw:connector>
        <draw:connector draw:style-name="gr4" draw:text-style-name="P4" draw:layer="layout" draw:line-skew="-0.301cm" svg:x1="6.4cm" svg:y1="25.85cm" svg:x2="10.4cm" svg:y2="10.2cm" draw:start-shape="id24" draw:start-glue-point="1" draw:end-shape="id5" draw:end-glue-point="3" svg:d="M6400 25850h1699v-15650h2301" svg:viewBox="0 0 4001 15651">
          <text:p/>
        </draw:connector>
        <draw:connector draw:style-name="gr4" draw:text-style-name="P4" draw:layer="layout" svg:x1="6.314cm" svg:y1="27.7cm" svg:x2="10.4cm" svg:y2="10.2cm" draw:start-shape="id25" draw:start-glue-point="1" draw:end-shape="id5" draw:end-glue-point="3" svg:d="M6314 27700h2043v-17500h2043" svg:viewBox="0 0 4087 17501">
          <text:p/>
        </draw:connector>
        <draw:frame draw:style-name="gr25" draw:text-style-name="P8" draw:layer="layout" svg:width="1.486cm" svg:height="0.787cm" svg:x="18.914cm" svg:y="8.6cm">
          <draw:text-box>
            <text:p><text:span text:style-name="T2">1:1</text:span></text:p>
          </draw:text-box>
        </draw:frame>
        <draw:frame draw:style-name="gr26" draw:text-style-name="P8" draw:layer="layout" svg:width="1.894cm" svg:height="0.96cm" svg:x="25.106cm" svg:y="16.69cm">
          <draw:text-box>
            <text:p><text:span text:style-name="T2">1:M</text:span></text:p>
          </draw:text-box>
        </draw:frame>
        <draw:frame draw:style-name="gr27" draw:text-style-name="P8" draw:layer="layout" svg:width="1.775cm" svg:height="0.892cm" svg:x="28.8cm" svg:y="18.611cm">
          <draw:text-box>
            <text:p><text:span text:style-name="T2">1:M</text:span></text:p>
          </draw:text-box>
        </draw:frame>
        <draw:custom-shape draw:style-name="gr28" draw:text-style-name="P2" xml:id="id26" draw:id="id26" draw:layer="layout" svg:width="1.484cm" svg:height="1.405cm" svg:x="36.2cm" svg:y="8.643cm">
          <text:p text:style-name="P2"><text:span text:style-name="T2">Nomb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xml:id="id27" draw:id="id27" draw:layer="layout" svg:width="1.301cm" svg:height="1.305cm" svg:x="36.275cm" svg:y="10.2cm">
          <text:p text:style-name="P2"><text:span text:style-name="T2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xml:id="id28" draw:id="id28" draw:layer="layout" svg:width="1.35cm" svg:height="1.381cm" svg:x="36.226cm" svg:y="11.819cm">
          <text:p text:style-name="P2"><text:span text:style-name="T2">Móv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37.684cm" svg:y1="9.346cm" svg:x2="32cm" svg:y2="12.981cm" draw:start-shape="id26" draw:start-glue-point="10" draw:end-shape="id3" draw:end-glue-point="1" svg:d="M37684 9346h502v3635h-6186" svg:viewBox="0 0 6187 3636">
          <text:p/>
        </draw:connector>
        <draw:connector draw:style-name="gr4" draw:text-style-name="P4" draw:layer="layout" svg:x1="37.576cm" svg:y1="10.853cm" svg:x2="32cm" svg:y2="12.981cm" draw:start-shape="id27" draw:start-glue-point="10" draw:end-shape="id3" draw:end-glue-point="1" svg:d="M37576 10853h501v2128h-6077" svg:viewBox="0 0 6078 2129">
          <text:p/>
        </draw:connector>
        <draw:connector draw:style-name="gr4" draw:text-style-name="P4" draw:layer="layout" svg:x1="37.576cm" svg:y1="12.51cm" svg:x2="32cm" svg:y2="12.981cm" draw:start-shape="id28" draw:start-glue-point="10" draw:end-shape="id3" draw:end-glue-point="1" svg:d="M37576 12510h502v1191h-3965v-720h-2113" svg:viewBox="0 0 6079 1192">
          <text:p/>
        </draw:connector>
        <draw:custom-shape draw:style-name="gr31" draw:text-style-name="P2" xml:id="id4" draw:id="id4" draw:layer="layout" svg:width="2.342cm" svg:height="1.703cm" svg:x="28.774cm" svg:y="15.2cm">
          <text:p text:style-name="P2"><text:span text:style-name="T2">public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" xml:id="id22" draw:id="id22" draw:layer="layout" svg:width="2cm" svg:height="1.8cm" svg:x="3cm" svg:y="14.4cm">
          <text:p text:style-name="P2"><text:span text:style-name="T2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" xml:id="id20" draw:id="id20" draw:layer="layout" svg:width="1.973cm" svg:height="1.6cm" svg:x="3.027cm" svg:y="19.4cm">
          <text:p text:style-name="P2"><text:span text:style-name="T2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" xml:id="id29" draw:id="id29" draw:layer="layout" svg:width="1.744cm" svg:height="2.2cm" svg:x="33.456cm" svg:y="18.403cm">
          <text:p text:style-name="P2"><text:span text:style-name="T2">Avisos</text:span></text:p>
          <text:p text:style-name="P3"><text:span text:style-name="T3">Id</text:span></text:p>
          <text:p text:style-name="P3"><text:span text:style-name="T3">Fecha</text:span></text:p>
          <text:p text:style-name="P3"><text:span text:style-name="T3">Imagen</text:span></text:p>
          <text:p text:style-name="P3"><text:span text:style-name="T3">Enlace 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30.005cm" svg:y1="18.47cm" svg:x2="33.456cm" svg:y2="19.503cm" draw:start-shape="id1" draw:start-glue-point="2" draw:end-shape="id29" draw:end-glue-point="3" svg:d="M30005 18470v1033h3451" svg:viewBox="0 0 3452 1034">
          <text:p/>
        </draw:connector>
        <draw:connector draw:style-name="gr4" draw:text-style-name="P4" draw:layer="layout" svg:x1="4.036cm" svg:y1="16.8cm" svg:x2="4cm" svg:y2="16.2cm" draw:start-shape="id21" draw:start-glue-point="0" draw:end-shape="id22" draw:end-glue-point="6" svg:d="M4036 16800v-300h-36v-300" svg:viewBox="0 0 37 601">
          <text:p/>
        </draw:connector>
        <draw:connector draw:style-name="gr4" draw:text-style-name="P4" draw:layer="layout" svg:x1="4.014cm" svg:y1="21cm" svg:x2="3.9cm" svg:y2="21.61cm" draw:start-shape="id20" draw:start-glue-point="6" draw:end-shape="id30" draw:end-glue-point="0" svg:d="M4014 21000v305h-114v305" svg:viewBox="0 0 115 611">
          <text:p/>
        </draw:connector>
        <draw:connector draw:style-name="gr4" draw:text-style-name="P4" draw:layer="layout" svg:x1="29.945cm" svg:y1="16.903cm" svg:x2="30.005cm" svg:y2="17.47cm" draw:start-shape="id4" draw:start-glue-point="6" draw:end-shape="id1" draw:end-glue-point="0" svg:d="M29945 16903v283h60v284" svg:viewBox="0 0 61 568">
          <text:p/>
        </draw:connector>
        <draw:custom-shape draw:style-name="gr35" draw:text-style-name="P2" xml:id="id31" draw:id="id31" draw:layer="layout" svg:width="2.2cm" svg:height="2.4cm" svg:x="33.4cm" svg:y="23.2cm">
          <text:p text:style-name="P2"><text:span text:style-name="T2">Artículos</text:span></text:p>
          <text:p text:style-name="P3"><text:span text:style-name="T3">Id</text:span></text:p>
          <text:p text:style-name="P3"><text:span text:style-name="T3">Fecha</text:span></text:p>
          <text:p text:style-name="P3"><text:span text:style-name="T3">Enlace</text:span></text:p>
          <text:p text:style-name="P3"><text:span text:style-name="T3">Contenid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30.005cm" svg:y1="18.47cm" svg:x2="33.4cm" svg:y2="24.4cm" draw:start-shape="id1" draw:start-glue-point="2" draw:end-shape="id31" draw:end-glue-point="3" svg:d="M30005 18470v5930h3395" svg:viewBox="0 0 3396 5931">
          <text:p/>
        </draw:connector>
        <draw:custom-shape draw:style-name="gr36" draw:text-style-name="P2" xml:id="id32" draw:id="id32" draw:layer="layout" svg:width="2.2cm" svg:height="2cm" svg:x="11.288cm" svg:y="18.575cm">
          <text:p text:style-name="P2"><text:span text:style-name="T2">Alimentos</text:span></text:p>
          <text:p text:style-name="P3"><text:span text:style-name="T3">Favoritos</text:span></text:p>
          <text:p text:style-name="P3"><text:span text:style-name="T3">Intolerancia</text:span></text:p>
          <text:p text:style-name="P3"><text:span text:style-name="T3">No gustan</text:span></text:p>
          <text:p text:style-name="P3"><text:span text:style-name="T3">alergia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3.488cm" svg:y1="19.575cm" svg:x2="20.702cm" svg:y2="17.65cm" draw:start-shape="id32" draw:start-glue-point="1" draw:end-shape="id11" draw:end-glue-point="3" svg:d="M13488 19575h3607v-1925h3607" svg:viewBox="0 0 7215 1926">
          <text:p/>
        </draw:connector>
        <draw:custom-shape draw:style-name="gr37" draw:text-style-name="P2" xml:id="id33" draw:id="id33" draw:layer="layout" svg:width="3.695cm" svg:height="2.2cm" svg:x="26.005cm" svg:y="22.2cm">
          <text:p text:style-name="P2"><text:span text:style-name="T2">Recomendación</text:span></text:p>
          <text:p text:style-name="P3"><text:span text:style-name="T3">Calorías</text:span></text:p>
          <text:p text:style-name="P3"><text:span text:style-name="T3">Proteínas</text:span></text:p>
          <text:p text:style-name="P3"><text:span text:style-name="T3">Carbohidratos</text:span></text:p>
          <text:p text:style-name="P3"><text:span text:style-name="T3">lipido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6.005cm" svg:y1="23.3cm" svg:x2="25cm" svg:y2="17.65cm" draw:start-shape="id33" draw:start-glue-point="3" draw:end-shape="id11" draw:end-glue-point="1" svg:d="M26005 23300h-503v-5650h-502" svg:viewBox="0 0 1006 5651">
          <text:p/>
        </draw:connector>
        <draw:custom-shape draw:style-name="gr38" draw:text-style-name="P2" xml:id="id35" draw:id="id35" draw:layer="layout" svg:width="2.2cm" svg:height="1.607cm" svg:x="11.227cm" svg:y="20.8cm">
          <text:p text:style-name="P2"><text:span text:style-name="T2">Genero</text:span></text:p>
          <text:p text:style-name="P3"><text:span text:style-name="T3">Id</text:span></text:p>
          <text:p text:style-name="P3"><text:span text:style-name="T3">descripción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34" draw:id="id34" draw:layer="layout" svg:width="2.2cm" svg:height="1.6cm" svg:x="8.7cm" svg:y="18.8cm">
          <text:p text:style-name="P2"><text:span text:style-name="T2">Alimentos</text:span></text:p>
          <text:p text:style-name="P3"><text:span text:style-name="T3">id</text:span></text:p>
          <text:p text:style-name="P3"><text:span text:style-name="T3">Descripción</text:span></text:p>
          <text:p text:style-name="P3"><text:span text:style-name="T3">tip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9cm" svg:y1="19.6cm" svg:x2="11.288cm" svg:y2="19.575cm" draw:start-shape="id34" draw:start-glue-point="1" draw:end-shape="id32" draw:end-glue-point="3" svg:d="M10900 19600h194v-25h194" svg:viewBox="0 0 389 26">
          <text:p/>
        </draw:connector>
        <draw:connector draw:style-name="gr4" draw:text-style-name="P4" draw:layer="layout" svg:x1="13.427cm" svg:y1="21.603cm" svg:x2="20.702cm" svg:y2="17.65cm" draw:start-shape="id35" draw:start-glue-point="1" draw:end-shape="id11" draw:end-glue-point="3" svg:d="M13427 21603h3638v-3953h3637" svg:viewBox="0 0 7276 3954">
          <text:p/>
        </draw:connector>
        <draw:custom-shape draw:style-name="gr40" draw:text-style-name="P2" draw:layer="layout" svg:width="2.8cm" svg:height="1.6cm" svg:x="9cm" svg:y="22.8cm">
          <text:p text:style-name="P2"><text:span text:style-name="T2">Tipo alimento</text:span></text:p>
          <text:p text:style-name="P3"><text:span text:style-name="T3">id</text:span></text:p>
          <text:p text:style-name="P3"><text:span text:style-name="T3">Descripción</text:span></text:p>
          <text:p text:style-name="P3"><text:span text:style-name="T3">tipo</text:span></text:p>
          <draw:enhanced-geometry svg:viewBox="0 0 21600 21600" draw:type="rectangle" draw:enhanced-path="M 0 0 L 21600 0 21600 21600 0 21600 0 0 Z N"/>
        </draw:custom-shape>
        <draw:line draw:style-name="gr41" draw:text-style-name="P9" draw:layer="layout" svg:x1="9.6cm" svg:y1="20.4cm" svg:x2="10cm" svg:y2="22.8cm">
          <text:p/>
        </draw:line>
        <presentation:notes draw:style-name="dp2">
          <draw:page-thumbnail draw:style-name="gr42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5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cm" fo:margin-bottom="0cm" fo:text-indent="0cm"/>
      <style:text-properties fo:font-size="35.2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Predeterminado" style:page-layout-name="PM1" draw:style-name="Mdp1">
      <draw:frame presentation:style-name="Predeterminado-title" draw:layer="backgroundobjects" svg:width="35.999cm" svg:height="4.624cm" svg:x="3cm" svg:y="2.104cm" presentation:class="title" presentation:placeholder="true">
        <draw:text-box/>
      </draw:frame>
      <draw:frame presentation:style-name="Predeterminado-outline1" draw:layer="backgroundobjects" svg:width="35.999cm" svg:height="16.065cm" svg:x="3cm" svg:y="7.48cm" presentation:class="outline" presentation:placeholder="true">
        <draw:text-box/>
      </draw:frame>
      <draw:frame presentation:style-name="Mpr1" draw:text-style-name="MP2" draw:layer="backgroundobjects" svg:width="9.319cm" svg:height="1.908cm" svg:x="3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908cm" svg:x="14.678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908cm" svg:x="29.679cm" svg:y="26.23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20:42:44.709164571</meta:creation-date>
    <dc:date>2021-06-19T13:24:32.609954062</dc:date>
    <meta:editing-duration>PT3H33M36S</meta:editing-duration>
    <meta:editing-cycles>26</meta:editing-cycles>
    <meta:generator>LibreOffice/6.4.7.2$Linux_X86_64 LibreOffice_project/40$Build-2</meta:generator>
    <meta:document-statistic meta:object-count="98"/>
  </office:meta>
</office:document-meta>
</file>